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2" style:family="table">
      <style:table-properties fo:margin-left="0mm" fo:margin-right="-0.05mm" table:align="margins"/>
    </style:style>
    <style:style style:name="Table62.A" style:family="table-column">
      <style:table-column-properties style:rel-column-width="4071*"/>
    </style:style>
    <style:style style:name="Table62.B" style:family="table-column">
      <style:table-column-properties style:rel-column-width="18638*"/>
    </style:style>
    <style:style style:name="Table62.C" style:family="table-column">
      <style:table-column-properties style:rel-column-width="42826*"/>
    </style:style>
    <style:style style:name="Table62.A1" style:family="table-cell">
      <style:table-cell-properties fo:background-color="#ffcc00" fo:padding="0.97mm" fo:border="none">
        <style:background-image/>
      </style:table-cell-properties>
    </style:style>
    <style:style style:name="Table62.A2" style:family="table-cell">
      <style:table-cell-properties fo:background-color="transparent" fo:padding="0.97mm" fo:border="none">
        <style:background-image/>
      </style:table-cell-properties>
    </style:style>
    <style:style style:name="Table62" style:family="table">
      <style:table-properties fo:margin-left="0mm" fo:margin-right="-0.05mm" table:align="margins"/>
    </style:style>
    <style:style style:name="Table62.A" style:family="table-column">
      <style:table-column-properties style:rel-column-width="4071*"/>
    </style:style>
    <style:style style:name="Table62.B" style:family="table-column">
      <style:table-column-properties style:rel-column-width="18638*"/>
    </style:style>
    <style:style style:name="Table62.C" style:family="table-column">
      <style:table-column-properties style:rel-column-width="42826*"/>
    </style:style>
    <style:style style:name="Table62.A1" style:family="table-cell">
      <style:table-cell-properties fo:background-color="#ffcc00" fo:padding="0.97mm" fo:border="none">
        <style:background-image/>
      </style:table-cell-properties>
    </style:style>
    <style:style style:name="Table62.A2" style:family="table-cell">
      <style:table-cell-properties fo:background-color="transparent" fo:padding="0.97mm" fo:border="none">
        <style:background-image/>
      </style:table-cell-properties>
    </style:style>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transparent"/>
    </style:style>
    <style:style style:name="P7" style:family="paragraph" style:parent-style-name="not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Heading_20_1" style:master-page-name="First_20_Page">
      <style:paragraph-properties style:page-number="auto"/>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04f31d"/>
    </style:style>
    <style:style style:name="T8"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56599056" text:id="ct56599056">
          <text:deletion>
            <office:change-info>
              <dc:creator>Denis Kotlar</dc:creator>
              <dc:date>2015-11-20T12:10:00</dc:date>
            </office:change-info>
            <text:p text:style-name="Standard"><text:bookmark-ref text:reference-format="number" text:ref-name="__RefNumPara__24858_1371914143">Error: Reference source not found</text:bookmark-ref></text:p>
          </text:deletion>
        </text:changed-region>
        <text:changed-region xml:id="ct56652512" text:id="ct56652512">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56498944" text:id="ct56498944">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56760832" text:id="ct56760832">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56781280" text:id="ct56781280">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56864912" text:id="ct56864912">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56872576" text:id="ct56872576">
          <text:deletion>
            <office:change-info>
              <dc:creator>Denis Kotlar</dc:creator>
              <dc:date>2015-11-20T21:25:00</dc:date>
            </office:change-info>
            <text:list xml:id="list8324259999784904419" text:style-name="Outline">
              <text:list-item>
                <text:list>
                  <text:list-item>
                    <text:list>
                      <text:list-item>
                        <text:h text:style-name="Heading_20_3" text:outline-level="3"><office:annotation><dc:creator>Denis Kotlar</dc:creator><dc:date>2015-10-27T09:31:57</dc:date><text:p text:style-name="P11"><text:span text:style-name="T8">VOLT:PROT:STAT treba biti OFF</text:span></text:p></office:annotation></text:h>
                      </text:list-item>
                    </text:list>
                  </text:list-item>
                </text:list>
              </text:list-item>
            </text:list>
          </text:deletion>
        </text:changed-region>
        <text:changed-region xml:id="ct56917680" text:id="ct56917680">
          <text:deletion>
            <office:change-info>
              <dc:creator>Denis Kotlar</dc:creator>
              <dc:date>2015-11-20T12:11:00</dc:date>
            </office:change-info>
            <text:p text:style-name="Standard"><text:bookmark-ref text:reference-format="number" text:ref-name="__RefNumPara__24858_1371914143">Error: Reference source not found</text:bookmark-ref></text:p>
          </text:deletion>
        </text:changed-region>
        <text:changed-region xml:id="ct56925040" text:id="ct56925040">
          <text:deletion>
            <office:change-info>
              <dc:creator>Denis Kotlar</dc:creator>
              <dc:date>2015-11-20T12:11:00</dc:date>
            </office:change-info>
            <text:list xml:id="list172548325386892" text:continue-numbering="true" text:style-name="Outline">
              <text:list-item>
                <text:list>
                  <text:list-item>
                    <text:list>
                      <text:list-item>
                        <text:h text:style-name="Heading_20_3" text:outline-level="3">Calibration example</text:h>
                      </text:list-item>
                    </text:list>
                  </text:list-item>
                </text:list>
              </text:list-item>
            </text:list>
            <text:p text:style-name="Standard">For optimum calibration results the following condition are recommended:</text:p>
            <text:list xml:id="list5744961857081982309" text:style-name="List_20_1">
              <text:list-item>
                <text:p text:style-name="List_20_1_20_Start">the calibration ambient temperature is stable and between 20 °C and 30 °C.</text:p>
              </text:list-item>
              <text:list-item>
                <text:p text:style-name="List_20_1">ambient relative humidity is less than 80%.</text:p>
              </text:list-item>
              <text:list-item>
                <text:p text:style-name="List_20_1">Allow a 1-hour warm-up period before verification or calibration (use DIAG:OTIM? LAST).</text:p>
              </text:list-item>
              <text:list-item>
                <text:p text:style-name="List_20_1_20_End">Use short and thick cables to connect test setups.</text:p>
              </text:list-item>
            </text:list>
            <table:table table:name="Table62" table:style-name="Table62">
              <table:table-column table:style-name="Table62.A"/>
              <table:table-column table:style-name="Table62.B"/>
              <table:table-column table:style-name="Table62.C"/>
              <table:table-row>
                <table:table-cell table:style-name="Table62.A1" office:value-type="string">
                  <text:p text:style-name="table_5f_header">Step</text:p>
                </table:table-cell>
                <table:table-cell table:style-name="Table62.A1" office:value-type="string">
                  <text:p text:style-name="table_5f_header">Commands</text:p>
                </table:table-cell>
                <table:table-cell table:style-name="Table62.A1" office:value-type="string">
                  <text:p text:style-name="table_5f_header">Description</text:p>
                </table:table-cell>
              </table:table-row>
              <table:table-row>
                <table:table-cell table:style-name="Table62.A2" office:value-type="string">
                  <text:p text:style-name="P5">1</text:p>
                </table:table-cell>
                <table:table-cell table:style-name="Table62.A2" office:value-type="string">
                  <text:p text:style-name="cmd_5f_code">INST {CH1|CH2}; OUTP ON</text:p>
                </table:table-cell>
                <table:table-cell table:style-name="Table62.A2" office:value-type="string">
                  <text:p text:style-name="Standard">Select the channel to be calibrated and enable the channel output .</text:p>
                </table:table-cell>
              </table:table-row>
              <table:table-row>
                <table:table-cell table:style-name="Table62.A2" office:value-type="string">
                  <text:p text:style-name="P5">2</text:p>
                </table:table-cell>
                <table:table-cell table:style-name="Table62.A2" office:value-type="string">
                  <text:p text:style-name="cmd_5f_code">VOLT:PROT:STAT OFF</text:p>
                  <text:p text:style-name="cmd_5f_code">POW:PROT:STAT OFF</text:p>
                </table:table-cell>
                <table:table-cell table:style-name="Table62.A2" office:value-type="string">
                  <text:p text:style-name="Standard">Disable if required the voltage and power protection function.</text:p>
                </table:table-cell>
              </table:table-row>
              <table:table-row>
                <table:table-cell table:style-name="Table62.A2" office:value-type="string">
                  <text:p text:style-name="P5">3</text:p>
                </table:table-cell>
                <table:table-cell table:style-name="Table62.A2" office:value-type="string">
                  <text:p text:style-name="cmd_5f_code">CAL ON, <text:span text:style-name="T2">"</text:span>&lt;password&gt;<text:span text:style-name="T2">"</text:span></text:p>
                </table:table-cell>
                <table:table-cell table:style-name="Table62.A2" office:value-type="string">
                  <text:p text:style-name="Standard">PSU enters calibration mode on the channel selected in step 1. Both voltage and current on the selected channel are set to the MINimum value. The VOLT? and CURR? commands can be optionally used here to test channel output values.</text:p>
                </table:table-cell>
              </table:table-row>
              <table:table-row>
                <table:table-cell table:style-name="Table62.A2" office:value-type="string">
                  <text:p text:style-name="P5">4</text:p>
                </table:table-cell>
                <table:table-cell table:style-name="Table62.A2" office:value-type="string">
                  <text:p text:style-name="cmd_5f_code"/>
                </table:table-cell>
                <table:table-cell table:style-name="Table62.A2" office:value-type="string">
                  <text:p text:style-name="Standard">For voltage calibration, connect a digital voltmeter (DVM) across the PSU’s output terminals.</text:p>
                </table:table-cell>
              </table:table-row>
              <table:table-row>
                <table:table-cell table:style-name="Table62.A2" office:value-type="string">
                  <text:p text:style-name="P5">5</text:p>
                </table:table-cell>
                <table:table-cell table:style-name="Table62.A2" office:value-type="string">
                  <text:p text:style-name="cmd_5f_code">CAL:VOLT:LEV MIN</text:p>
                </table:table-cell>
                <table:table-cell table:style-name="Table62.A2" office:value-type="string">
                  <text:p text:style-name="Standard">Set the channel to the low-end (MIN) calibration point.</text:p>
                </table:table-cell>
              </table:table-row>
              <table:table-row>
                <table:table-cell table:style-name="Table62.A2" office:value-type="string">
                  <text:p text:style-name="P5">6</text:p>
                </table:table-cell>
                <table:table-cell table:style-name="Table62.A2" office:value-type="string">
                  <text:p text:style-name="cmd_5f_code">CAL:VOLT 0.249</text:p>
                </table:table-cell>
                <table:table-cell table:style-name="Table62.A2" office:value-type="string">
                  <text:p text:style-name="Standard">Enter the reading you obtained from the external DVM.</text:p>
                </table:table-cell>
              </table:table-row>
              <table:table-row>
                <table:table-cell table:style-name="Table62.A2" office:value-type="string">
                  <text:p text:style-name="P5">7</text:p>
                </table:table-cell>
                <table:table-cell table:style-name="Table62.A2" office:value-type="string">
                  <text:p text:style-name="cmd_5f_code">CAL:VOLT:LEV MID</text:p>
                </table:table-cell>
                <table:table-cell table:style-name="Table62.A2" office:value-type="string">
                  <text:p text:style-name="Standard">Set the channel to the middle (MID) calibration point.</text:p>
                </table:table-cell>
              </table:table-row>
              <table:table-row>
                <table:table-cell table:style-name="Table62.A2" office:value-type="string">
                  <text:p text:style-name="P5">8</text:p>
                </table:table-cell>
                <table:table-cell table:style-name="Table62.A2" office:value-type="string">
                  <text:p text:style-name="cmd_5f_code">CAL:VOLT 25.058</text:p>
                </table:table-cell>
                <table:table-cell table:style-name="Table62.A2" office:value-type="string">
                  <text:p text:style-name="Standard">Enter the reading you obtained from the DVM.</text:p>
                </table:table-cell>
              </table:table-row>
              <table:table-row>
                <table:table-cell table:style-name="Table62.A2" office:value-type="string">
                  <text:p text:style-name="P5">9</text:p>
                </table:table-cell>
                <table:table-cell table:style-name="Table62.A2" office:value-type="string">
                  <text:p text:style-name="cmd_5f_code">CAL:VOLT:LEV MAX</text:p>
                </table:table-cell>
                <table:table-cell table:style-name="Table62.A2" office:value-type="string">
                  <text:p text:style-name="Standard">Set the channel to the high (MAX) calibration point.</text:p>
                </table:table-cell>
              </table:table-row>
              <table:table-row>
                <table:table-cell table:style-name="Table62.A2" office:value-type="string">
                  <text:p text:style-name="P5">10</text:p>
                </table:table-cell>
                <table:table-cell table:style-name="Table62.A2" office:value-type="string">
                  <text:p text:style-name="cmd_5f_code">CAL:VOLT 49.86</text:p>
                </table:table-cell>
                <table:table-cell table:style-name="Table62.A2" office:value-type="string">
                  <text:p text:style-name="Standard">Enter the reading you obtained from the DVM.</text:p>
                </table:table-cell>
              </table:table-row>
              <table:table-row>
                <table:table-cell table:style-name="Table62.A2" office:value-type="string">
                  <text:p text:style-name="P5">11</text:p>
                </table:table-cell>
                <table:table-cell table:style-name="Table62.A2" office:value-type="string">
                  <text:p text:style-name="cmd_5f_code"/>
                </table:table-cell>
                <table:table-cell table:style-name="Table62.A2" office:value-type="string">
                  <text:p text:style-name="Standard">For current calibration, connect an appropriate current monitoring resistor (shunt) across the output terminals and connect the DVM across the shunt resistor.</text:p>
                </table:table-cell>
              </table:table-row>
              <table:table-row>
                <table:table-cell table:style-name="Table62.A2" office:value-type="string">
                  <text:p text:style-name="P5">12</text:p>
                </table:table-cell>
                <table:table-cell table:style-name="Table62.A2" office:value-type="string">
                  <text:p text:style-name="cmd_5f_code"/>
                </table:table-cell>
                <table:table-cell table:style-name="Table62.A2" office:value-type="string">
                  <text:p text:style-name="Standard">Repeat step 5 through step 10 by substituting CURR for VOLT for current calibration. For example, CAL:CURR:LEV MIN. The OCP function has to be disabled (CURR:PROT:STAT OFF).</text:p>
                </table:table-cell>
              </table:table-row>
              <table:table-row>
                <table:table-cell table:style-name="Table62.A2" office:value-type="string">
                  <text:p text:style-name="P5">13</text:p>
                </table:table-cell>
                <table:table-cell table:style-name="Table62.A2" office:value-type="string">
                  <text:p text:style-name="cmd_5f_code"/>
                </table:table-cell>
                <table:table-cell table:style-name="Table62.A2" office:value-type="string">
                  <text:p text:style-name="Standard">Repeat step 1 through step 12 for the other channel calibration.</text:p>
                </table:table-cell>
              </table:table-row>
              <table:table-row>
                <table:table-cell table:style-name="Table62.A2" office:value-type="string">
                  <text:p text:style-name="P5">14</text:p>
                </table:table-cell>
                <table:table-cell table:style-name="Table62.A2" office:value-type="string">
                  <text:p text:style-name="cmd_5f_code">CAL:REM <text:span text:style-name="T2">"</text:span>&lt;string&gt;<text:span text:style-name="T2">"</text:span></text:p>
                </table:table-cell>
                <table:table-cell table:style-name="Table62.A2" office:value-type="string">
                  <text:p text:style-name="Standard">Record calibration information such as next calibration due date for future reference. The calibration string may contain up to 40 characters.</text:p>
                </table:table-cell>
              </table:table-row>
              <table:table-row>
                <table:table-cell table:style-name="Table62.A2" office:value-type="string">
                  <text:p text:style-name="P5">15</text:p>
                </table:table-cell>
                <table:table-cell table:style-name="Table62.A2" office:value-type="string">
                  <text:p text:style-name="cmd_5f_code">CAL:SAVE</text:p>
                </table:table-cell>
                <table:table-cell table:style-name="Table62.A2" office:value-type="string">
                  <text:p text:style-name="Standard">Save to non-volatile memory new calibration data.</text:p>
                </table:table-cell>
              </table:table-row>
              <table:table-row>
                <table:table-cell table:style-name="Table62.A2" office:value-type="string">
                  <text:p text:style-name="P5">16</text:p>
                </table:table-cell>
                <table:table-cell table:style-name="Table62.A2" office:value-type="string">
                  <text:p text:style-name="cmd_5f_code">CAL OFF, <text:span text:style-name="T2">"</text:span>&lt;password&gt;<text:span text:style-name="T2">"</text:span></text:p>
                </table:table-cell>
                <table:table-cell table:style-name="Table62.A2" office:value-type="string">
                  <text:p text:style-name="Standard">PSU exit calibration mode. Both voltage and current on the selected channel are again set to the MINimum value.</text:p>
                </table:table-cell>
              </table:table-row>
            </table:table>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72546605132399" text:continue-list="list172548325386892" text:style-name="Outline">
        <text:list-item>
          <text:h text:style-name="P10" text:outline-level="1">Subsystem command reference</text:h>
        </text:list-item>
      </text:list>
      <text:p text:style-name="P1">This section summarizes the Standard Commands for Programmable Instruments (SCPI) available to program the PSU over the remote interface.</text:p>
      <text:list xml:id="list172546725348552" text:continue-list="list5744961857081982309" text:style-name="List_20_1">
        <text:list-item>
          <text:p text:style-name="List_20_1_20_Start"><text:a xlink:type="simple" xlink:href="http://www.envox.hr/eez/bench-power-supply/psu-scpi-reference-manual/psu-scpi-subsystem-command-reference/psu-scpi-calibrate.html" text:style-name="Internet_20_link" text:visited-style-name="Visited_20_Internet_20_Link">CALibrate</text:a></text:p>
        </text:list-item>
        <text:list-item>
          <text:p text:style-name="List_20_1"><text:a xlink:type="simple" xlink:href="http://www.envox.hr/eez/bench-power-supply/psu-scpi-reference-manual/psu-scpi-subsystem-command-reference/psu-scpi-diagnostic.html" text:style-name="Internet_20_link" text:visited-style-name="Visited_20_Internet_20_Link">DIAGnostic</text:a></text:p>
        </text:list-item>
        <text:list-item>
          <text:p text:style-name="List_20_1"><text:a xlink:type="simple" xlink:href="http://www.envox.hr/eez/bench-power-supply/psu-scpi-reference-manual/psu-scpi-subsystem-command-reference/psu-scpi-instrument.html" text:style-name="Internet_20_link" text:visited-style-name="Visited_20_Internet_20_Link">INSTrument</text:a></text:p>
        </text:list-item>
        <text:list-item>
          <text:p text:style-name="List_20_1"><text:a xlink:type="simple" xlink:href="http://www.envox.hr/eez/bench-power-supply/psu-scpi-reference-manual/psu-scpi-subsystem-command-reference/psu-scpi-measure.html" text:style-name="Internet_20_link" text:visited-style-name="Visited_20_Internet_20_Link">MEASure</text:a></text:p>
        </text:list-item>
        <text:list-item>
          <text:p text:style-name="List_20_1"><text:a xlink:type="simple" xlink:href="http://www.envox.hr/eez/bench-power-supply/psu-scpi-reference-manual/psu-scpi-subsystem-command-reference/psu-scpi-memory.html" text:style-name="Internet_20_link" text:visited-style-name="Visited_20_Internet_20_Link">MEMory</text:a></text:p>
        </text:list-item>
        <text:list-item>
          <text:p text:style-name="List_20_1"><text:a xlink:type="simple" xlink:href="http://www.envox.hr/eez/bench-power-supply/psu-scpi-reference-manual/psu-scpi-subsystem-command-reference/psu-scpi-output.html" text:style-name="Internet_20_link" text:visited-style-name="Visited_20_Internet_20_Link">OUTPut</text:a></text:p>
        </text:list-item>
        <text:list-item>
          <text:p text:style-name="List_20_1"><text:a xlink:type="simple" xlink:href="http://www.envox.hr/eez/bench-power-supply/psu-scpi-reference-manual/psu-scpi-subsystem-command-reference/psu-scpi-source.html" text:style-name="Internet_20_link" text:visited-style-name="Visited_20_Internet_20_Link">SOURce</text:a></text:p>
        </text:list-item>
        <text:list-item>
          <text:p text:style-name="List_20_1"><text:a xlink:type="simple" xlink:href="http://www.envox.hr/eez/bench-power-supply/psu-scpi-reference-manual/psu-scpi-subsystem-command-reference/psu-scpi-status.html" text:style-name="Internet_20_link" text:visited-style-name="Visited_20_Internet_20_Link">STATus</text:a></text:p>
        </text:list-item>
        <text:list-item>
          <text:p text:style-name="List_20_1_20_End"><text:a xlink:type="simple" xlink:href="http://www.envox.hr/eez/bench-power-supply/psu-scpi-reference-manual/psu-scpi-subsystem-command-reference/psu-scpi-system.html" text:style-name="Internet_20_link" text:visited-style-name="Visited_20_Internet_20_Link">SYSTem</text:a></text:p>
        </text:list-item>
      </text:list>
      <text:list xml:id="list172547641380768" text:continue-list="list172546605132399" text:style-name="Outline">
        <text:list-item>
          <text:list>
            <text:list-item>
              <text:h text:style-name="Heading_20_2" text:outline-level="2">CALibrate</text:h>
            </text:list-item>
          </text:list>
        </text:list-item>
      </text:list>
      <text:p text:style-name="Standard">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6">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172547287688179"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6">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6">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6"/>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3">Name</text:p>
          </table:table-cell>
          <table:table-cell table:style-name="Table154.B3" office:value-type="string">
            <text:p text:style-name="P3">Type</text:p>
          </table:table-cell>
          <table:table-cell table:style-name="Table154.B3" office:value-type="string">
            <text:p text:style-name="P3">Range</text:p>
          </table:table-cell>
          <table:table-cell table:style-name="Table154.B3" office:value-type="string">
            <text:p text:style-name="P3">Default</text:p>
          </table:table-cell>
        </table:table-row>
        <table:table-row>
          <table:covered-table-cell/>
          <table:table-cell table:style-name="Table154.A1" office:value-type="string">
            <text:p text:style-name="Standard">&lt;bool&gt;</text:p>
          </table:table-cell>
          <table:table-cell table:style-name="Table154.A1" office:value-type="string">
            <text:p text:style-name="P3">Discrete</text:p>
          </table:table-cell>
          <table:table-cell table:style-name="Table154.A1" office:value-type="string">
            <text:p text:style-name="P5">ON|OFF|0|1</text:p>
          </table:table-cell>
          <table:table-cell table:style-name="Table154.A1" office:value-type="string">
            <text:p text:style-name="P3">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3">Quoted string</text:p>
          </table:table-cell>
          <table:table-cell table:style-name="Table154.A1" office:value-type="string">
            <text:p text:style-name="P5">4 to 16 characters</text:p>
          </table:table-cell>
          <table:table-cell table:style-name="Table154.A1" office:value-type="string">
            <text:p text:style-name="P3"><text:span text:style-name="T3">"</text:span>eezpsu<text:span text:style-name="T3">"</text:span></text:p>
          </table:table-cell>
        </table:table-row>
        <table:table-row>
          <table:table-cell table:style-name="Table154.A1" office:value-type="string">
            <text:p text:style-name="P9">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8"><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8">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154.A1" office:value-type="string">
            <text:p text:style-name="P8">Related Commands</text:p>
          </table:table-cell>
          <table:table-cell table:style-name="Table154.A1" table:number-columns-spanned="4" office:value-type="string">
            <text:p text:style-name="Standard">CALibration:STATe</text:p>
            <text:p text:style-name="Standard">DIAGnostic[:INFOrmation]:OTIMe?</text:p>
          </table:table-cell>
          <table:covered-table-cell/>
          <table:covered-table-cell/>
          <table:covered-table-cell/>
        </table:table-row>
      </table:table>
      <text:list xml:id="list172547567394499"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6">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3">Name</text:p>
          </table:table-cell>
          <table:table-cell table:style-name="Table160.B3" office:value-type="string">
            <text:p text:style-name="P3">Type</text:p>
          </table:table-cell>
          <table:table-cell table:style-name="Table160.B3" office:value-type="string">
            <text:p text:style-name="P3">Range</text:p>
          </table:table-cell>
          <table:table-cell table:style-name="Table160.B3" office:value-type="string">
            <text:p text:style-name="P3">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3">Quoted string</text:p>
          </table:table-cell>
          <table:table-cell table:style-name="Table160.A1" office:value-type="string">
            <text:p text:style-name="P5">4 to 16 characters</text:p>
          </table:table-cell>
          <table:table-cell table:style-name="Table160.A1" office:value-type="string">
            <text:p text:style-name="P3"><text:span text:style-name="T3">"</text:span>eezpsu<text:span text:style-name="T3">"</text:span></text:p>
          </table:table-cell>
        </table:table-row>
        <table:table-row>
          <table:table-cell table:style-name="Table160.A1" office:value-type="string">
            <text:p text:style-name="P9">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8"><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61003 new5","u_cal_params_exists=1","u_min_level=0.15V","u_min_data=0.14V","u_min_adc=0.15V","u_mid_level=19.10V","u_mid_data=19.07V","u_mid_adc=18.79V","u_max_level=38.00V","u_max_data=37.90V","u_max_adc=37.39V","u_min_range=0.026046V","u_max_range=39.997372V","i_cal_params_exists=1","i_min_level=0.05A","i_min_data=0.06A","i_min_adc=0.06A","i_mid_level=2.42A","i_mid_data=2.45A","i_mid_adc=2.43A","i_max_level=4.80A","i_max_data=4.84A","i_max_adc=4.81A","i_min_range=0.000000A","i_max_range=5.000022A"</text:p>
            <text:p text:style-name="cmd_5f_code">CAL:STAT?</text:p>
            <text:p text:style-name="cmd_5f_code_5f_single">1</text:p>
            <text:p text:style-name="cmd_5f_code">CAL:CLE “<text:span text:style-name="T7">eezpsu”</text:span></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8">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8">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172547327592926"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text:soft-page-break/>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P1">&lt;new value&gt;</text:p>
          </table:table-cell>
          <table:table-cell table:style-name="Table19.A1" office:value-type="string">
            <text:p text:style-name="P3">numeric (NR2)</text:p>
          </table:table-cell>
          <table:table-cell table:style-name="Table19.A1" office:value-type="string">
            <text:p text:style-name="P4">-0.2A to MAX + 0.2A</text:p>
            <text:p text:style-name="P4">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3">–</text:p>
          </table:table-cell>
        </table:table-row>
        <table:table-row>
          <table:table-cell table:style-name="Table19.A1" office:value-type="string">
            <text:p text:style-name="P9">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8"><text:span text:style-name="T5">Usage</text:span><text:span text:style-name="T6"> </text:span><text:span text:style-name="T5">example</text:span></text:p>
          </table:table-cell>
          <table:table-cell table:style-name="Table19.A1" table:number-columns-spanned="4" office:value-type="string">
            <text:p text:style-name="Standard">See <text:change text:change-id="ct56599056"/><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8">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172548209834240"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7">This command will set output voltage to MAXimum / 2 (for example 25V for the PSU model with 0-50V).</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P2">&lt;level&gt;</text:p>
          </table:table-cell>
          <table:table-cell table:style-name="Table20.A1" office:value-type="string">
            <text:p text:style-name="P3">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3">–</text:p>
          </table:table-cell>
        </table:table-row>
        <table:table-row>
          <table:table-cell table:style-name="Table20.A1" office:value-type="string">
            <text:p text:style-name="P9">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8"><text:span text:style-name="T5">Usage</text:span><text:span text:style-name="T6"> </text:span><text:span text:style-name="T5">example</text:span></text:p>
          </table:table-cell>
          <table:table-cell table:style-name="Table20.A1" table:number-columns-spanned="4" office:value-type="string">
            <text:p text:style-name="Standard">See <text:change text:change-id="ct56652512"/><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8">Errors</text:p>
          </table:table-cell>
          <table:table-cell table:style-name="Table20.A1" table:number-columns-spanned="4" office:value-type="string">
            <text:p text:style-name="cmd_5f_code">101,"Calibration mod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8">Related Commands</text:p>
          </table:table-cell>
          <table:table-cell table:style-name="Table20.A1" table:number-columns-spanned="4" office:value-type="string">
            <text:p text:style-name="Standard">CALibration:STATe</text:p>
            <text:p text:style-name="Standard">INSTrument:NSELect</text:p>
            <text:p text:style-name="Standard">INSTrument[:SELect]</text:p>
          </table:table-cell>
          <table:covered-table-cell/>
          <table:covered-table-cell/>
          <table:covered-table-cell/>
        </table:table-row>
      </table:table>
      <text:list xml:id="list172546509518043" text:continue-numbering="true" text:style-name="Outline">
        <text:list-item>
          <text:list>
            <text:list-item>
              <text:list>
                <text:list-item>
                  <text:h text:style-name="Heading_20_3" text:outline-level="3"><text:bookmark text:name="cal_pass_new"/>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 code&gt;, &lt;new code&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3">Name</text:p>
          </table:table-cell>
          <table:table-cell table:style-name="Table54.B3" office:value-type="string">
            <text:p text:style-name="P3">Type</text:p>
          </table:table-cell>
          <table:table-cell table:style-name="Table54.B3" office:value-type="string">
            <text:p text:style-name="P3">Range</text:p>
          </table:table-cell>
          <table:table-cell table:style-name="Table54.B3" office:value-type="string">
            <text:p text:style-name="P3">Default</text:p>
          </table:table-cell>
        </table:table-row>
        <table:table-row>
          <table:covered-table-cell/>
          <table:table-cell table:style-name="Table54.A1" office:value-type="string">
            <text:p text:style-name="P2">&lt;old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Standard"/>
          </table:table-cell>
          <table:table-cell table:style-name="Table54.A1" office:value-type="string">
            <text:p text:style-name="P2">&lt;new code&gt;</text:p>
          </table:table-cell>
          <table:table-cell table:style-name="Table54.A1" office:value-type="string">
            <text:p text:style-name="P3">Quoted string</text:p>
          </table:table-cell>
          <table:table-cell table:style-name="Table54.A1" office:value-type="string">
            <text:p text:style-name="P5">4 to 16 characters</text:p>
          </table:table-cell>
          <table:table-cell table:style-name="Table54.A1" office:value-type="string">
            <text:p text:style-name="P3">–</text:p>
          </table:table-cell>
        </table:table-row>
        <table:table-row>
          <table:table-cell table:style-name="Table54.A1" office:value-type="string">
            <text:p text:style-name="P9">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8"><text:span text:style-name="T5">Usage</text:span><text:span text:style-name="T6"> </text:span><text:span text:style-name="T5">example</text:span></text:p>
          </table:table-cell>
          <table:table-cell table:style-name="Table54.A1" table:number-columns-spanned="4" office:value-type="string">
            <text:p text:style-name="Standard">See <text:change text:change-id="ct56498944"/><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4.A1" office:value-type="string">
            <text:p text:style-name="P8">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text:soft-page-break/>106,"Cal password too short<text:span text:style-name="T2">"</text:span></text:p>
          </table:table-cell>
          <table:covered-table-cell/>
          <table:covered-table-cell/>
          <table:covered-table-cell/>
        </table:table-row>
      </table:table>
      <text:list xml:id="list172547838849895"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6">Record calibration information about the <text:span text:style-name="T3">PSU</text:span>. The calibration message is consist of two parts:</text:p>
            <text:list xml:id="list172546558046398" text:continue-list="list172546725348552"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3">Name</text:p>
          </table:table-cell>
          <table:table-cell table:style-name="Table57.B3" office:value-type="string">
            <text:p text:style-name="P3">Type</text:p>
          </table:table-cell>
          <table:table-cell table:style-name="Table57.B3" office:value-type="string">
            <text:p text:style-name="P3">Range</text:p>
          </table:table-cell>
          <table:table-cell table:style-name="Table57.B3" office:value-type="string">
            <text:p text:style-name="P3">Default</text:p>
          </table:table-cell>
        </table:table-row>
        <table:table-row>
          <table:covered-table-cell/>
          <table:table-cell table:style-name="Table57.A1" office:value-type="string">
            <text:p text:style-name="P2">&lt;user remark&gt;</text:p>
          </table:table-cell>
          <table:table-cell table:style-name="Table57.A1" office:value-type="string">
            <text:p text:style-name="P3">Quoted string</text:p>
          </table:table-cell>
          <table:table-cell table:style-name="Table57.A1" office:value-type="string">
            <text:p text:style-name="P5">0 to 32 characters</text:p>
          </table:table-cell>
          <table:table-cell table:style-name="Table57.A1" office:value-type="string">
            <text:p text:style-name="P3"><text:span text:style-name="T3">"Calibration</text:span> passed<text:span text:style-name="T3">"</text:span></text:p>
          </table:table-cell>
        </table:table-row>
        <table:table-row>
          <table:table-cell table:style-name="Table57.A1" office:value-type="string">
            <text:p text:style-name="P9">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8"><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change text:change-id="ct56760832"/><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8">Errors</text:p>
          </table:table-cell>
          <table:table-cell table:style-name="Table57.A1" table:number-columns-spanned="4" office:value-type="string">
            <text:p text:style-name="Standard">The following errors could be generated by command but not query:</text:p>
            <text:p text:style-name="cmd_5f_code_20_Start">101,"Calibration mode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8">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172547767951919" text:continue-list="list172547838849895"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9">Return</text:p>
          </table:table-cell>
          <table:table-cell table:style-name="Table61.A1" office:value-type="string">
            <text:p text:style-name="P2">None</text:p>
          </table:table-cell>
        </table:table-row>
        <table:table-row>
          <table:table-cell table:style-name="Table61.A1" office:value-type="string">
            <text:p text:style-name="P8"><text:span text:style-name="T5">Usage</text:span><text:span text:style-name="T6"> </text:span><text:span text:style-name="T5">example</text:span></text:p>
          </table:table-cell>
          <table:table-cell table:style-name="Table61.A1" office:value-type="string">
            <text:p text:style-name="Standard">See <text:change text:change-id="ct56781280"/><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8">Errors</text:p>
          </table:table-cell>
          <table:table-cell table:style-name="Table61.A1" office:value-type="string">
            <text:p text:style-name="cmd_5f_code">-340,"Calibration failed<text:span text:style-name="T2">"</text:span></text:p>
            <text:p text:style-name="cmd_5f_code">104,"Bad sequence of calibration commands<text:span text:style-name="T2">"</text:span></text:p>
            <text:p text:style-name="cmd_5f_code">111,"No new cal data exists<text:span text:style-name="T2">"</text:span></text:p>
          </table:table-cell>
        </table:table-row>
      </table:table>
      <text:list xml:id="list172548305654465"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6">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3">Name</text:p>
          </table:table-cell>
          <table:table-cell table:style-name="Table58.B3" office:value-type="string">
            <text:p text:style-name="P3">Type</text:p>
          </table:table-cell>
          <table:table-cell table:style-name="Table58.B3" office:value-type="string">
            <text:p text:style-name="P3">Range</text:p>
          </table:table-cell>
          <table:table-cell table:style-name="Table58.B3" office:value-type="string">
            <text:p text:style-name="P3">Default</text:p>
          </table:table-cell>
        </table:table-row>
        <table:table-row>
          <table:covered-table-cell/>
          <table:table-cell table:style-name="Table58.A1" office:value-type="string">
            <text:p text:style-name="Standard">&lt;bool&gt;</text:p>
          </table:table-cell>
          <table:table-cell table:style-name="Table58.A1" office:value-type="string">
            <text:p text:style-name="P3">Discrete</text:p>
          </table:table-cell>
          <table:table-cell table:style-name="Table58.A1" office:value-type="string">
            <text:p text:style-name="P5">OFF|ON|0|1</text:p>
          </table:table-cell>
          <table:table-cell table:style-name="Table58.A1" office:value-type="string">
            <text:p text:style-name="P3">ON</text:p>
          </table:table-cell>
        </table:table-row>
        <table:table-row>
          <table:table-cell table:style-name="Table58.A1" office:value-type="string">
            <text:p text:style-name="P9">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8"><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ext:soft-page-break/>
        <table:table-row>
          <table:table-cell table:style-name="Table58.A1" office:value-type="string">
            <text:p text:style-name="P8">Errors</text:p>
          </table:table-cell>
          <table:table-cell table:style-name="Table58.A1" table:number-columns-spanned="4" office:value-type="string">
            <text:p text:style-name="cmd_5f_code">110,"Cal params missing or corrupted<text:span text:style-name="T2">"</text:span></text:p>
          </table:table-cell>
          <table:covered-table-cell/>
          <table:covered-table-cell/>
          <table:covered-table-cell/>
        </table:table-row>
        <table:table-row>
          <table:table-cell table:style-name="Table58.A1" office:value-type="string">
            <text:p text:style-name="P8">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172546445015805"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6">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3">Name</text:p>
          </table:table-cell>
          <table:table-cell table:style-name="Table59.B3" office:value-type="string">
            <text:p text:style-name="P3">Type</text:p>
          </table:table-cell>
          <table:table-cell table:style-name="Table59.B3" office:value-type="string">
            <text:p text:style-name="P3">Range</text:p>
          </table:table-cell>
          <table:table-cell table:style-name="Table59.B3" office:value-type="string">
            <text:p text:style-name="P3">Default</text:p>
          </table:table-cell>
        </table:table-row>
        <table:table-row>
          <table:covered-table-cell/>
          <table:table-cell table:style-name="Table59.A1" office:value-type="string">
            <text:p text:style-name="P1">&lt;new value&gt;</text:p>
          </table:table-cell>
          <table:table-cell table:style-name="Table59.A1" office:value-type="string">
            <text:p text:style-name="P3">numeric (NR2)</text:p>
          </table:table-cell>
          <table:table-cell table:style-name="Table59.A1" office:value-type="string">
            <text:p text:style-name="P4">-0.5V to MAX + 0.5V</text:p>
            <text:p text:style-name="P4">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3">–</text:p>
          </table:table-cell>
        </table:table-row>
        <table:table-row>
          <table:table-cell table:style-name="Table59.A1" office:value-type="string">
            <text:p text:style-name="P9">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8"><text:span text:style-name="T5">Usage</text:span><text:span text:style-name="T6"> </text:span><text:span text:style-name="T5">example</text:span></text:p>
          </table:table-cell>
          <table:table-cell table:style-name="Table59.A1" table:number-columns-spanned="4" office:value-type="string">
            <text:p text:style-name="Standard">See Section <text:change text:change-id="ct56864912"/><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8">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8">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172548383403759" text:continue-numbering="true" text:style-name="Outline">
        <text:list-item>
          <text:list>
            <text:list-item>
              <text:list>
                <text:list-item>
                  <text:h text:style-name="Heading_20_3" text:outline-level="3"><text:bookmark text:name="cal_volt_lev"/>CALibration:VOLTage:LEVel<text:change text:change-id="ct56872576"/></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3">Name</text:p>
          </table:table-cell>
          <table:table-cell table:style-name="Table60.B3" office:value-type="string">
            <text:p text:style-name="P3">Type</text:p>
          </table:table-cell>
          <table:table-cell table:style-name="Table60.B3" office:value-type="string">
            <text:p text:style-name="P3">Range</text:p>
          </table:table-cell>
          <table:table-cell table:style-name="Table60.B3" office:value-type="string">
            <text:p text:style-name="P3">Default</text:p>
          </table:table-cell>
        </table:table-row>
        <table:table-row>
          <table:covered-table-cell/>
          <table:table-cell table:style-name="Table60.A1" office:value-type="string">
            <text:p text:style-name="P2">&lt;level&gt;</text:p>
          </table:table-cell>
          <table:table-cell table:style-name="Table60.A1" office:value-type="string">
            <text:p text:style-name="P3">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3">–</text:p>
          </table:table-cell>
        </table:table-row>
        <table:table-row>
          <table:table-cell table:style-name="Table60.A1" office:value-type="string">
            <text:p text:style-name="P9">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8"><text:span text:style-name="T5">Usage</text:span><text:span text:style-name="T6"> </text:span><text:span text:style-name="T5">example</text:span></text:p>
          </table:table-cell>
          <table:table-cell table:style-name="Table60.A1" table:number-columns-spanned="4" office:value-type="string">
            <text:p text:style-name="Standard">See Section <text:change text:change-id="ct56917680"/><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8">Errors</text:p>
          </table:table-cell>
          <table:table-cell table:style-name="Table60.A1" table:number-columns-spanned="4" office:value-type="string">
            <text:p text:style-name="cmd_5f_code">101,"Calibration mode is off<text:span text:style-name="T2">"</text:span></text:p>
            <text:p text:style-name="cmd_5f_code">104,"Bad sequence of calibration commands<text:span text:style-name="T2">"</text:span></text:p>
          </table:table-cell>
          <table:covered-table-cell/>
          <table:covered-table-cell/>
          <table:covered-table-cell/>
        </table:table-row>
      </table:table>
      <text:p text:style-name="Standard"><text:change text:change-id="ct56925040"/></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CALibrate</text:title></text:p>
      </style:header>
      <style:footer>
        <text:p text:style-name="Footer_20_left"><text:page-number text:select-page="current">22</text:page-number></text:p>
      </style:footer>
    </style:master-page>
    <style:master-page style:name="Right_20_Page" style:display-name="Right Page" style:page-layout-name="Mpm4" style:next-style-name="Left_20_Page">
      <style:header>
        <text:p text:style-name="Header_20_right"><text:chapter text:display="number-and-name" text:outline-level="1">5.Subsystem command referenc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1. CALibrate</dc:title>
    <meta:document-statistic meta:table-count="12" meta:image-count="0" meta:object-count="0" meta:page-count="5" meta:paragraph-count="297" meta:word-count="1309" meta:character-count="9576" meta:non-whitespace-character-count="8573"/>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